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Default_20_Text">
      <style:paragraph-properties fo:text-align="justify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p text:style-name="Default_20_Text">From <text:tab/><text:tab/><text:tab/><text:tab/><text:tab/><text:tab/><text:tab/><text:tab/><text:tab/><text:tab/>Date: </text:p>
      <text:p text:style-name="Default_20_Text">…...........................</text:p>
      <text:p text:style-name="Default_20_Text"/>
      <text:p text:style-name="Default_20_Text">…...........................</text:p>
      <text:p text:style-name="Default_20_Text"/>
      <text:p text:style-name="Default_20_Text">To</text:p>
      <text:p text:style-name="Default_20_Text">The Branch Manager</text:p>
      <text:p text:style-name="Default_20_Text">State Bank of India</text:p>
      <text:p text:style-name="Default_20_Text"/>
      <text:p text:style-name="Default_20_Text">…..........................Branch</text:p>
      <text:p text:style-name="Default_20_Text"/>
      <text:p text:style-name="P1">Sub: Education Loan for study in <text:s text:c="54"/>. Income Certificate</text:p>
      <text:p text:style-name="Default_20_Text"/>
      <text:p text:style-name="Default_20_Text">Dear Sir, </text:p>
      <text:p text:style-name="Default_20_Text"/>
      <text:p text:style-name="P2">With reference to the above I have applied for education loan for study in IIM Raipur. I have gone through all the documents required by bank and as my family annual income is more than Rs.4.50 lakhs I am not eligible for CSIS subsidy scheme. Hence I am not submitting any income proof for that and <text:s/>request you not to process my claim under CSIS. </text:p>
      <text:p text:style-name="P2"/>
      <text:p text:style-name="P2">This is for your kind information</text:p>
      <text:p text:style-name="Default_20_Text"/>
      <text:p text:style-name="Default_20_Text">Yours faithfully</text:p>
      <text:p text:style-name="Default_20_Text"/>
      <text:p text:style-name="Default_20_Text"/>
      <text:p text:style-name="Default_20_Text"/>
      <text:p text:style-name="Default_20_Text">…..............................</text:p>
      <text:p text:style-name="Default_20_Text"/>
      <text:p text:style-name="Default_20_Text">…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21-11-16T13:41:28.36</dc:date>
    <meta:editing-duration>PT00H09M39S</meta:editing-duration>
    <meta:editing-cycles>2</meta:editing-cycles>
    <meta:document-statistic meta:table-count="0" meta:image-count="0" meta:object-count="0" meta:page-count="1" meta:paragraph-count="14" meta:word-count="104" meta:character-count="723"/>
    <meta:user-defined meta:name="Info 1"/>
    <meta:user-defined meta:name="Info 2"/>
    <meta:user-defined meta:name="Info 3"/>
    <meta:user-defined meta:name="Info 4"/>
  </office:meta>
</office:document-meta>
</file>